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6f2" officeooo:paragraph-rsid="000a46f2"/>
    </style:style>
    <style:style style:name="P2" style:family="paragraph" style:parent-style-name="Standard">
      <style:text-properties fo:color="#000000" fo:font-size="16pt" officeooo:rsid="000a46f2" officeooo:paragraph-rsid="000a46f2" fo:background-color="#ffff00" style:font-size-asian="16pt" style:font-size-complex="16pt"/>
    </style:style>
    <style:style style:name="P3" style:family="paragraph" style:parent-style-name="Standard">
      <style:text-properties fo:color="#000000" fo:font-size="12pt" officeooo:rsid="000a46f2" officeooo:paragraph-rsid="000a46f2" fo:background-color="transparent" style:font-size-asian="10.5pt" style:font-size-complex="12pt"/>
    </style:style>
    <style:style style:name="P4" style:family="paragraph" style:parent-style-name="Standard">
      <style:text-properties fo:color="#000000" fo:font-size="12pt" officeooo:rsid="000b01c9" officeooo:paragraph-rsid="000b01c9" fo:background-color="transparent" style:font-size-asian="10.5pt" style:font-size-complex="12pt"/>
    </style:style>
    <style:style style:name="P5" style:family="paragraph" style:parent-style-name="Standard">
      <style:text-properties fo:color="#000000" fo:font-size="12pt" officeooo:rsid="000b1fb2" officeooo:paragraph-rsid="000b1fb2" fo:background-color="transparent" style:font-size-asian="10.5pt" style:font-size-complex="12pt"/>
    </style:style>
    <style:style style:name="P6" style:family="paragraph" style:parent-style-name="Standard">
      <style:text-properties fo:color="#000000" fo:font-size="12pt" officeooo:rsid="000ce092" officeooo:paragraph-rsid="000ce092" fo:background-color="transparent" style:font-size-asian="10.5pt" style:font-size-complex="12pt"/>
    </style:style>
    <style:style style:name="P7" style:family="paragraph" style:parent-style-name="Standard">
      <style:text-properties fo:color="#000000" fo:font-size="12pt" officeooo:rsid="00112363" officeooo:paragraph-rsid="00112363" fo:background-color="transparent" style:font-size-asian="10.5pt" style:font-size-complex="12pt"/>
    </style:style>
    <style:style style:name="P8" style:family="paragraph" style:parent-style-name="Standard">
      <style:text-properties fo:color="#000000" fo:font-size="12pt" officeooo:rsid="001479f8" officeooo:paragraph-rsid="001479f8" fo:background-color="transparent" style:font-size-asian="10.5pt" style:font-size-complex="12pt"/>
    </style:style>
    <style:style style:name="T1" style:family="text">
      <style:text-properties officeooo:rsid="000ce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y Diseño Computacional</text:p>
      <text:p text:style-name="P1">Clase 4 – 16/04/2021</text:p>
      <text:p text:style-name="P1"/>
      <text:p text:style-name="P2">PARCIAL DIA → 7/05/2021</text:p>
      <text:p text:style-name="P3"/>
      <text:p text:style-name="P4">Revision de los ejercicios 4 y 5</text:p>
      <text:p text:style-name="P4"/>
      <text:p text:style-name="P5">Cambiar la forma de escribir los Console.<text:span text:style-name="T1">Write()</text:span></text:p>
      <text:p text:style-name="P5"/>
      <text:p text:style-name="P6">Se debe usar un Foreach para recorrer Arrays Bidimensionales</text:p>
      <text:p text:style-name="P6"/>
      <text:p text:style-name="P7">Listas – Tipo de array que nos permite cambiar su conposicion</text:p>
      <text:p text:style-name="P7"/>
      <text:p text:style-name="P8">Linq – se trabaja como las mismas sentencia sql, pero no son Bases de dato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19:28:25.508321296</meta:creation-date>
    <dc:date>2021-04-18T20:26:33.452729385</dc:date>
    <meta:editing-duration>PT1H28M5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8" meta:word-count="60" meta:character-count="361" meta:non-whitespace-character-count="306"/>
  </office:meta>
</office:document-meta>
</file>